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Standard" style:list-style-name="L2">
      <style:text-properties fo:language="fr" fo:country="FR"/>
    </style:style>
    <style:style style:name="P4" style:family="paragraph" style:parent-style-name="Standard">
      <style:paragraph-properties fo:break-before="page"/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thèques pour PIC18F26K80</text:p>
      <text:p text:style-name="P1"/>
      <text:p text:style-name="Standard">Ce document est une synthèse de la datasheet du microcontrôleur PIC18F26K80, de la documentation du compilateur XC8 de Microchip, du code que j'ai écrit ainsi que de mes recherches.</text:p>
      <text:p text:style-name="P1">Julien Cassette – <text:a xlink:type="simple" xlink:href="mailto:julien.cassette@gmail.com">julien.cassette@gmail.com</text:a></text:p>
      <text:p text:style-name="P1"/>
      <text:p text:style-name="P1">Table des matieres</text:p>
      <text:p text:style-name="P4">Ports d'entrée/sortie</text:p>
      <text:p text:style-name="P1"/>
      <text:p text:style-name="P1">Le PIC18F26K80 contient 3 ports d'entrée/sortie : le port A, le port B, le port C.</text:p>
      <text:p text:style-name="P1"/>
      <text:p text:style-name="P1">Le fichier ioport.h définit des macros permettant de configurer et d'utiliser ces ports.</text:p>
      <text:p text:style-name="P1">Les pins sont définis par <text:span text:style-name="Code">PIN_&lt;</text:span><text:span text:style-name="Code"><text:span text:style-name="T1">n&gt;</text:span></text:span> où &lt;n&gt; est un chiffre entre 0 et 7, et <text:span text:style-name="Code">PIN_ALL</text:span> pour tous les pins du port.</text:p>
      <text:p text:style-name="P1">Les macros prennent en entrée un ou plusieurs pins combinés avec l'opérateur OU logique.</text:p>
      <text:p text:style-name="P1">Elles permettent de configurer :</text:p>
      <text:list xml:id="list7855498596671181222" text:style-name="L1">
        <text:list-item>
          <text:p text:style-name="P2">la direction (entrée ou sortie) avec <text:span text:style-name="Code">Port&lt;</text:span><text:span text:style-name="Code"><text:span text:style-name="T1">X&gt;</text:span></text:span><text:span text:style-name="Code">_DirectionIn</text:span> et <text:span text:style-name="Code">Port&lt;</text:span><text:span text:style-name="Code"><text:span text:style-name="T1">X&gt;</text:span></text:span><text:span text:style-name="Code">_DirectionOut</text:span></text:p>
        </text:list-item>
        <text:list-item>
          <text:p text:style-name="P2">la fonctionnalité de conversion A/N avec <text:span text:style-name="Code">Port&lt;</text:span><text:span text:style-name="Code"><text:span text:style-name="T2">X&gt;</text:span></text:span><text:span text:style-name="Code">_AnalogOn</text:span> et <text:span text:style-name="Code">Port&lt;</text:span><text:span text:style-name="Code"><text:span text:style-name="T1">X&gt;</text:span></text:span><text:span text:style-name="Code">_AnalogOff</text:span></text:p>
        </text:list-item>
        <text:list-item>
          <text:p text:style-name="P2">la fonctionnalité de tirage à l'état haut avec <text:span text:style-name="Code">Port&lt;</text:span><text:span text:style-name="Code"><text:span text:style-name="T1">X&gt;</text:span></text:span><text:span text:style-name="Code">_PullUpOn</text:span> et <text:span text:style-name="Code">Port&lt;</text:span><text:span text:style-name="Code"><text:span text:style-name="T1">X&gt;</text:span></text:span><text:span text:style-name="Code">_PullUpOff</text:span></text:p>
        </text:list-item>
        <text:list-item>
          <text:p text:style-name="P2">la fonctionnalité de collecteur ouvert avec <text:span text:style-name="Code">Port&lt;</text:span><text:span text:style-name="Code"><text:span text:style-name="T1">X&gt;</text:span></text:span><text:span text:style-name="Code">_OpenDrainOn</text:span> et <text:span text:style-name="Code">Port&lt;</text:span><text:span text:style-name="Code"><text:span text:style-name="T1">X&gt;</text:span></text:span><text:span text:style-name="Code">_OpenDrainOff</text:span></text:p>
        </text:list-item>
      </text:list>
      <text:p text:style-name="P1">et aussi :</text:p>
      <text:list xml:id="list7278839944883655593" text:style-name="L2">
        <text:list-item>
          <text:p text:style-name="P3">de lire un ou plusieurs pins avec <text:span text:style-name="Code">Port&lt;</text:span><text:span text:style-name="Code"><text:span text:style-name="T1">X&gt;</text:span></text:span><text:span text:style-name="Code">_Read</text:span></text:p>
        </text:list-item>
        <text:list-item>
          <text:p text:style-name="P3">d'écrire sur un ou plusieurs pins avec <text:span text:style-name="Code">Port&lt;</text:span><text:span text:style-name="Code"><text:span text:style-name="T1">X&gt;</text:span></text:span><text:span text:style-name="Code">_Write</text:span></text:p>
        </text:list-item>
      </text:list>
      <text:p text:style-name="P1"/>
      <text:p text:style-name="P1"/>
      <text:p text:style-name="P4">Convertisseur analogique/numériqu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language="fr" fo:country="FR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1pt" fo:language="fr" fo:country="F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5M35S</meta:editing-duration>
    <meta:editing-cycles>9</meta:editing-cycles>
    <meta:generator>OpenOffice/4.0.1$Win32 OpenOffice.org_project/401m5$Build-9714</meta:generator>
    <dc:date>2014-06-29T17:13:32.56</dc:date>
    <meta:document-statistic meta:table-count="0" meta:image-count="0" meta:object-count="0" meta:page-count="3" meta:paragraph-count="18" meta:word-count="177" meta:character-count="1168"/>
    <meta:user-defined meta:name="Info 1"/>
    <meta:user-defined meta:name="Info 2"/>
    <meta:user-defined meta:name="Info 3"/>
    <meta:user-defined meta:name="Info 4"/>
  </office:meta>
</office:document-meta>
</file>